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1.005cm" fo:margin-right="0cm" fo:text-align="start" style:justify-single-word="false" fo:text-indent="0cm" style:auto-text-indent="fals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L5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</style:style>
    <style:style style:name="P16" style:family="paragraph" style:parent-style-name="Standard" style:list-style-name="L1">
      <style:paragraph-properties fo:margin-left="0.979cm" fo:margin-right="0cm" fo:text-align="start" style:justify-single-word="false" fo:text-indent="0cm" style:auto-text-indent="false"/>
    </style:style>
    <style:style style:name="P17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81cm" fo:margin-left="0.9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88627841" text:style-name="L1">
        <text:list-item>
          <text:p text:style-name="P5"><text:span text:style-name="T1">Introduccion</text:span><text:line-break/></text:p>
          <text:list>
            <text:list-item>
              <text:p text:style-name="P5"><text:span text:style-name="T1">Proposito</text:span><text:line-break/></text:p>
              <text:p text:style-name="P5">El presente documento tiene como propósito definir las especificaciones funcionales, no funcionales y del sistema para la implementación de una aplicación Remota que permitirá gestionar y administrar la información de Clasificados inmobiliarios. Donde dicha aplicación (API) será utilizada por los interesados en publicar Clasificados o en consultar Clasificados mediante una GUI.</text:p>
              <text:p text:style-name="P5"/>
            </text:list-item>
            <text:list-item>
              <text:p text:style-name="P5"><text:span text:style-name="T1">Alcance</text:span><text:line-break/><text:line-break/>Diseño, Desarrollo e Implementacion de la pagina web IRC (Inmobilia.Rio Cuarto)<text:line-break/><text:line-break/>El IRC sera una aplicación basada en JAVA que funcionará en un entorno Cliente/Servidor que permitirá Gestionar, Administrar la información de cada inmueble, la cual ademaś permite una conexión de multi-usuarios.<text:line-break/>Ésta aplicación dará apoyo a los siguientes procesos:</text:p>
              <text:list>
                <text:list-item>
                  <text:p text:style-name="P15">Gestionar Clasificados</text:p>
                </text:list-item>
                <text:list-item>
                  <text:p text:style-name="P15">Consultar Clasificados</text:p>
                </text:list-item>
                <text:list-item>
                  <text:p text:style-name="P15">Registrar Usuarios</text:p>
                  <text:p text:style-name="P16"/>
                  <text:p text:style-name="P16">A través del sistema NO se podrá:</text:p>
                </text:list-item>
                <text:list-item>
                  <text:p text:style-name="P15">Realizar transacciones</text:p>
                </text:list-item>
                <text:list-item>
                  <text:p text:style-name="P15">Conectarse con otros usuarios</text:p>
                </text:list-item>
              </text:list>
            </text:list-item>
          </text:list>
        </text:list-item>
      </text:list>
      <text:p text:style-name="P2"/>
      <text:p text:style-name="P3">El IRC permitirá una flexibilidad de acceso a la información a través de una estación de cómputo dotada con conexión a Internet.</text:p>
      <text:p text:style-name="P2"/>
      <text:list xml:id="list1229813861" text:continue-numbering="true" text:style-name="L1">
        <text:list-item>
          <text:list>
            <text:list-item>
              <text:p text:style-name="P14">Definiciones, acrónimos y abreviaciones</text:p>
              <text:p text:style-name="P14"/>
              <text:p text:style-name="P14"><text:span text:style-name="T2">IRC: Inmobilia. Rio Cuarto.</text:span><text:line-break/><text:span text:style-name="T2">GUI: Interfaz Grafica de Usuario.</text:span></text:p>
              <text:p text:style-name="P14"><text:span text:style-name="T2">API: Interfaz de programación de aplicaciones.</text:span><text:line-break/></text:p>
            </text:list-item>
            <text:list-item>
              <text:p text:style-name="P14">Glosario<text:line-break/><text:line-break/><text:line-break/></text:p>
            </text:list-item>
            <text:list-item>
              <text:p text:style-name="P14">Referencias<text:line-break/><text:line-break/><text:line-break/></text:p>
            </text:list-item>
            <text:list-item>
              <text:p text:style-name="P14">Personal Involucrado<text:line-break/><text:line-break/><text:line-break/></text:p>
            </text:list-item>
            <text:list-item>
              <text:p text:style-name="P5"><text:span text:style-name="T1">Visión Global<text:line-break/></text:span><text:line-break/><text:line-break/><text:line-break/><text:line-break/><text:soft-page-break/><text:line-break/></text:p>
            </text:list-item>
          </text:list>
        </text:list-item>
        <text:list-item>
          <text:p text:style-name="P5"><text:span text:style-name="T1">Descripción Global</text:span><text:line-break/></text:p>
          <text:list>
            <text:list-item>
              <text:p text:style-name="P5"><text:span text:style-name="T1">Perspectiva del Producto</text:span><text:line-break/><text:line-break/>El Sistema IRC será un producto que trabajara en forma Cliente/Servidor, además de trabajar de manera independiente con lo que no interactuara con otros sistemas.<text:line-break/></text:p>
            </text:list-item>
            <text:list-item>
              <text:p text:style-name="P5"><text:span text:style-name="T1">Funciones del Producto</text:span><text:line-break/><text:line-break/>El sistema IRC permitirá realizar las siguentes funciones:</text:p>
              <text:list>
                <text:list-item>
                  <text:p text:style-name="P15">Gestionar clasificados: Los usuarios registrados al sistema podrán publicar, eliminar y editar clasificados de inmuebles que dicho usuario posee.</text:p>
                </text:list-item>
                <text:list-item>
                  <text:p text:style-name="P15">Consultar clasificados: Todos los usuarios podrán acceder los datos de todos los clasificados de anuncios.</text:p>
                </text:list-item>
                <text:list-item>
                  <text:p text:style-name="P15">Registrar usuario: Un usuario no registrado podrá ingresar sus datos personales al sistema para gestionar clasificados.</text:p>
                  <text:p text:style-name="P17"/>
                </text:list-item>
              </text:list>
            </text:list-item>
            <text:list-item>
              <text:p text:style-name="P5"><text:span text:style-name="T1">Característica del usuario</text:span><text:line-break/>El sistema IRC contendrá 3 tipos de usuarios que interactúan y lo administran:<text:line-break/>Administrador del Sistema, Usuario Registrado, Usuario No Registrado<text:line-break/></text:p>
              <text:list>
                <text:list-item>
                  <text:list>
                    <text:list-item>
                      <text:p text:style-name="P14">Perfil de usuario</text:p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14">Restricciones generales</text:p>
              <text:p text:style-name="P5"/>
            </text:list-item>
          </text:list>
        </text:list-item>
      </text:list>
      <text:list xml:id="list609605439" text:style-name="L2">
        <text:list-item>
          <text:list>
            <text:list-item>
              <text:list>
                <text:list-item>
                  <text:p text:style-name="P11">Politicas Reguladoras</text:p>
                  <text:p text:style-name="P8"/>
                  <text:p text:style-name="P8">La aplicación se desarrollara mediante software de licencia abierta por lo tanto no se</text:p>
                  <text:p text:style-name="P8">deberá pagar por el uso de: servidor WEB (APACHE), Sistema de Gestión de Base de Datos (MySQL) y el lenguaje de programación (JAVA), por lo tanto, la utilización de estos programas se hará mediantes las políticas establecidas por este tipo de licenciamiento.</text:p>
                  <text:p text:style-name="P8"></text:p>
                </text:list-item>
                <text:list-item>
                  <text:p text:style-name="P11">Limitaciones de Hardware</text:p>
                  <text:p text:style-name="P8"/>
                </text:list-item>
              </text:list>
            </text:list-item>
          </text:list>
        </text:list-item>
      </text:list>
      <text:p text:style-name="P6"><text:tab/><text:tab/>Para esta aplicación será necesario un computador servidor en el cual se instalara el</text:p>
      <text:p text:style-name="P6"><text:tab/><text:tab/>servidor WEB Apache, MySQL, JAVA y la aplicación IRC.</text:p>
      <text:p text:style-name="P6"><text:tab/></text:p>
      <text:list xml:id="list665534870" text:style-name="L3">
        <text:list-item>
          <text:list>
            <text:list-item>
              <text:list>
                <text:list-item>
                  <text:p text:style-name="P12">Interfaces con otras aplicaciones</text:p>
                </text:list-item>
              </text:list>
            </text:list-item>
          </text:list>
        </text:list-item>
      </text:list>
      <text:p text:style-name="P10"><text:tab/></text:p>
      <text:p text:style-name="P6"><text:tab/><text:tab/>Debido a que el sistema no interactúa con otros sistemas y es autónomo no se</text:p>
      <text:p text:style-name="P6"><text:tab/><text:tab/>desarrollan interfaces con otras aplicaciones. Las conexiones necesarias para la</text:p>
      <text:p text:style-name="P6"><text:tab/><text:tab/>utilización del servidor web, MySQL, Java y un DNS, se hará por medio de la</text:p>
      <text:p text:style-name="P6"><text:tab/><text:tab/>configuración de estos programas.</text:p>
      <text:p text:style-name="P6"/>
      <text:list xml:id="list1737649161" text:style-name="L4">
        <text:list-item>
          <text:list>
            <text:list-item>
              <text:list>
                <text:list-item>
                  <text:p text:style-name="P13">Funcionamiento Paralelo</text:p>
                </text:list-item>
              </text:list>
            </text:list-item>
          </text:list>
        </text:list-item>
      </text:list>
      <text:p text:style-name="P6"><text:tab/></text:p>
      <text:p text:style-name="P6"><text:tab/><text:tab/>No es condición del proyecto</text:p>
      <text:p text:style-name="P6"/>
      <text:list xml:id="list153074306" text:style-name="L5">
        <text:list-item>
          <text:list>
            <text:list-item>
              <text:list>
                <text:list-header>
                  <text:p text:style-name="P9"><text:span text:style-name="T1"/></text:p>
                </text:list-header>
                <text:list-item>
                  <text:p text:style-name="P9"><text:soft-page-break/><text:span text:style-name="T1">Funciones de Auditoría</text:span></text:p>
                  <text:p text:style-name="P9">No es condición del proyecto</text:p>
                </text:list-item>
              </text:list>
            </text:list-item>
          </text:list>
        </text:list-item>
      </text:list>
      <text:list xml:id="list1097992922" text:continue-list="list609605439" text:style-name="L2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  <text:list xml:id="list926568470" text:continue-list="list1229813861" text:style-name="L1">
        <text:list-item>
          <text:list>
            <text:list-item>
              <text:p text:style-name="P14">Suposiciones y Dependencias</text:p>
              <text:p text:style-name="P7"><text:line-break/> La red interna deberá de estar configurada para el manejo de protocolos TCP/IP, </text:p>
              <text:p text:style-name="P7">HTTP, DNS, principalmente todo lo relacionado en cuanto a desempeño y </text:p>
              <text:p text:style-name="P7">seguridad. </text:p>
              <text:p text:style-name="P7"><text:s/>Debe realizarse una capacitación adecuada y acorde a lo que cada usuario va a </text:p>
              <text:p text:style-name="P4">realizar. Su capacitación de hará en el momento que sea necesaria y a las </text:p>
              <text:p text:style-name="P7">persona indicada.</text:p>
            </text:list-item>
          </text:list>
        </text:list-item>
      </text:list>
      <text:p text:style-name="P1"/>
      <text:list xml:id="list267458479" text:continue-numbering="true" text:style-name="L1">
        <text:list-item>
          <text:list>
            <text:list-item>
              <text:p text:style-name="P5">Prorratear requisitos</text:p>
            </text:list-item>
          </text:list>
        </text:list-item>
      </text:list>
      <text:p text:style-name="P1"/>
      <text:list xml:id="list170771794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lin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/text:p>
      <text:p text:style-name="P1"><text:tab/></text:p>
      <text:list xml:id="list130512994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line-break/><text:line-break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3-04-14T17:24:55</meta:creation-date>
    <dc:date>2013-04-16T19:27:52</dc:date>
    <dc:creator>Agustin </dc:creator>
    <meta:editing-duration>PT30M5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58" meta:word-count="529" meta:character-count="3577" meta:non-whitespace-character-count="3029"/>
  </office:meta>
</office:document-meta>
</file>